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VL ゴシック" svg:font-family="'VL ゴシック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L ゴシック1" svg:font-family="'VL ゴシック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9cm" fo:min-width="25.45cm"/>
    </style:style>
    <style:style style:name="gr2" style:family="graphic" style:parent-style-name="standard">
      <style:graphic-properties draw:stroke="none" svg:stroke-color="#000000" draw:fill="none" draw:fill-color="#ffffff" fo:min-height="4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0.713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5.95cm" svg:height="3.656cm" svg:x="1.6cm" svg:y="8.5cm">
          <draw:text-box>
            <text:p><text:span text:style-name="T1">My Products</text:span></text:p>
            <text:p><text:span text:style-name="T2">git-gutter.el, anzu.el, quickrun.el, go-eldoc, evil-anzu</text:span></text:p>
            <text:p><text:span text:style-name="T2">helm-ag, helm-gtags, dired-k, helm-perldoc etc</text:span></text:p>
          </draw:text-box>
        </draw:frame>
        <draw:frame draw:style-name="gr2" draw:text-style-name="P2" draw:layer="layout" svg:width="15.6cm" svg:height="4.555cm" svg:x="1.4cm" svg:y="3.9cm">
          <draw:text-box>
            <text:p><text:span text:style-name="T3">Profile</text:span></text:p>
            <text:p><text:span text:style-name="T2">Name <text:s text:c="2"/>: </text:span><text:span text:style-name="T2">吉田昌平</text:span><text:span text:style-name="T2">(@syohex)</text:span></text:p>
            <text:p><text:span text:style-name="T2">Github : </text:span><text:span text:style-name="T4"><text:a xlink:href="https://github.com/syohex" xlink:type="simple">https://github.com/syohex</text:a></text:span><text:span text:style-name="T2"> </text:span></text:p>
          </draw:text-box>
        </draw:frame>
        <draw:frame draw:style-name="gr3" draw:text-style-name="P3" draw:layer="layout" svg:width="11.213cm" svg:height="2.042cm" svg:x="8.587cm" svg:y="1.4cm">
          <draw:text-box>
            <text:p><text:span text:style-name="T5">kantou-emacs #3</text:span></text:p>
          </draw:text-box>
        </draw:frame>
        <draw:frame draw:style-name="gr1" draw:text-style-name="P1" draw:layer="layout" svg:width="25.95cm" svg:height="3.656cm" svg:x="1.65cm" svg:y="12.9cm">
          <draw:text-box>
            <text:p><text:span text:style-name="T1">Maitaining Packages</text:span></text:p>
            <text:p><text:span text:style-name="T2">markdown-mode, coffee-mode, php-mode, auto-complete,</text:span></text:p>
            <text:p><text:span text:style-name="T2">emacs-jedi, request.el, elixir-mode(syntax highlighti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VL ゴシック" svg:font-family="'VL ゴシック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L ゴシック1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VL ゴシック1" style:font-size-asian="24pt" style:language-asian="ja" style:country-asian="JP" style:font-name-complex="VL ゴシック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L ゴシック" fo:font-family="'VL ゴシック'" style:font-family-generic="roman" style:font-pitch="variable" fo:font-size="18pt" fo:font-style="normal" fo:text-shadow="none" style:text-underline-style="none" fo:font-weight="normal" style:letter-kerning="true" style:font-name-asian="VL ゴシック1" style:font-family-asian="'VL 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ohei </meta:initial-creator>
    <meta:creation-date>2013-04-24T11:53:18</meta:creation-date>
    <dc:date>2016-04-19T18:49:38.468429122</dc:date>
    <dc:creator>syohei </dc:creator>
    <meta:editing-duration>PT2H3M22S</meta:editing-duration>
    <meta:editing-cycles>72</meta:editing-cycles>
    <meta:generator>LibreOffice/5.0.5.2$Linux_X86_64 LibreOffice_project/00m0$Build-2</meta:generator>
    <meta:document-statistic meta:object-count="4"/>
  </office:meta>
</office:document-meta>
</file>